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>
      <style:text-properties officeooo:rsid="00081165" officeooo:paragraph-rsid="00081165"/>
    </style:style>
    <style:style style:name="P3" style:family="paragraph" style:parent-style-name="Preformatted_20_Text" style:list-style-name="L1">
      <style:text-properties officeooo:paragraph-rsid="000dde43"/>
    </style:style>
    <style:style style:name="P4" style:family="paragraph" style:parent-style-name="Preformatted_20_Text">
      <style:text-properties officeooo:paragraph-rsid="000dde43"/>
    </style:style>
    <style:style style:name="T1" style:family="text">
      <style:text-properties officeooo:rsid="00081165"/>
    </style:style>
    <style:style style:name="T2" style:family="text">
      <style:text-properties officeooo:rsid="0009ffd9"/>
    </style:style>
    <style:style style:name="T3" style:family="text">
      <style:text-properties officeooo:rsid="000a50a5"/>
    </style:style>
    <style:style style:name="T4" style:family="text">
      <style:text-properties officeooo:rsid="000dde43"/>
    </style:style>
    <style:style style:name="T5" style:family="text">
      <style:text-properties officeooo:rsid="000ae5b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auč se Python!</text:p>
      <text:p text:style-name="Preformatted_20_Text">Materiály</text:p>
      <text:p text:style-name="Preformatted_20_Text">Kurzy</text:p>
      <text:p text:style-name="Preformatted_20_Text">Nauč se Python &gt; Kurzy &gt; Linuxová administrace &gt; Git &gt; Úkol</text:p>
      <text:p text:style-name="Preformatted_20_Text">Úkoly - Git #</text:p>
      <text:p text:style-name="Preformatted_20_Text">Teoretické otázky #</text:p>
      <text:list text:style-name="L1">
        <text:list-item>
          <text:p text:style-name="P1">Proč je vhodné nastavit uživatelské jméno a e-mail hned po instalaci?</text:p>
        </text:list-item>
      </text:list>
      <text:p text:style-name="Preformatted_20_Text">- <text:span text:style-name="T1">u každého commitu se pak ukáže autor, když se pracuje v týmu, je potřeba vědět, kdo co udělal</text:span></text:p>
      <text:p text:style-name="Preformatted_20_Text"/>
      <text:list text:continue-numbering="true" text:style-name="L1">
        <text:list-item>
          <text:p text:style-name="P1">Jaký je rozdíl mezi pracovním adresářem, indexem (staging area) a repozitářem?</text:p>
        </text:list-item>
      </text:list>
      <text:p text:style-name="Preformatted_20_Text">- <text:span text:style-name="T1">repozitář je takový seznam, který ukládá historii změň, </text:span></text:p>
      <text:p text:style-name="P2">- adresář je jen místo, kde je soubor</text:p>
      <text:p text:style-name="P2">- index to je jen stav, ve kterém je soubor po git add</text:p>
      <text:p text:style-name="Preformatted_20_Text"/>
      <text:list text:continue-numbering="true" text:style-name="L1">
        <text:list-item>
          <text:p text:style-name="P1">Co se děje při příkazu git add a co při git commit?</text:p>
        </text:list-item>
      </text:list>
      <text:p text:style-name="Preformatted_20_Text">- <text:span text:style-name="T2">u git add se vytvoří index a soubor je v tomto „stavu“, git commit pak přiřadí nový/upravený soubor do daného adresáře (přidá ho i do historie změn v repozitáři)</text:span></text:p>
      <text:p text:style-name="Preformatted_20_Text"/>
      <text:p text:style-name="Preformatted_20_Text"/>
      <text:list text:continue-numbering="true" text:style-name="L1">
        <text:list-item>
          <text:p text:style-name="P1">Vysvětli, co je to commit hash a proč je důležitý.</text:p>
        </text:list-item>
      </text:list>
      <text:p text:style-name="Preformatted_20_Text">- <text:span text:style-name="T2">to je „adresa“/“kod“ každého commitu aby byl dohledatelný</text:span></text:p>
      <text:p text:style-name="Preformatted_20_Text"/>
      <text:p text:style-name="Preformatted_20_Text"/>
      <text:list text:continue-numbering="true" text:style-name="L1">
        <text:list-item>
          <text:p text:style-name="P1">Jak Git uchovává historii změn? Uveď rozdíl oproti klasickému ukládání souborů.</text:p>
        </text:list-item>
      </text:list>
      <text:p text:style-name="Preformatted_20_Text">- <text:span text:style-name="T2">právě, že git ukládá historii změn, ne celých „stavů“ projektů – píše se, co se změnilo, ne celý soubor, jak vypadal</text:span></text:p>
      <text:p text:style-name="Preformatted_20_Text"/>
      <text:list text:continue-numbering="true" text:style-name="L1">
        <text:list-item>
          <text:p text:style-name="P1">Co znamená, že Git je „distribuovaný systém pro správu verzí“?</text:p>
        </text:list-item>
      </text:list>
      <text:p text:style-name="Preformatted_20_Text">- <text:span text:style-name="T2">každý, kdo daný repozitář upravuje/má k němu přístup si stáhne celý projekt k sobě a má tam uložený jak aktuální soubor, tak celou historii změň</text:span></text:p>
      <text:p text:style-name="Preformatted_20_Text"/>
      <text:p text:style-name="Preformatted_20_Text"/>
      <text:list text:continue-numbering="true" text:style-name="L1">
        <text:list-item>
          <text:p text:style-name="P1">Proč je doporučeno používat větve místo práce přímo v hlavní větvi (main/master)?</text:p>
        </text:list-item>
      </text:list>
      <text:p text:style-name="Preformatted_20_Text">- <text:span text:style-name="T2">aby byly jednotlivé úpravy oddělené a bylo vidět, co se kdy změnilo a kdyby tam byla chyba, dala se snáze odstranit</text:span></text:p>
      <text:p text:style-name="Preformatted_20_Text"/>
      <text:p text:style-name="Preformatted_20_Text"/>
      <text:list text:continue-numbering="true" text:style-name="L1">
        <text:list-item>
          <text:p text:style-name="P1">Jaký je rozdíl mezi git merge a git rebase? Uveď příklad, kdy bys použil/a který. Co se stane s historií, pokud sloučíš větev pomocí merge? A co při rebase? Pozn.: Co je rebase jsme se na kurzu neučili, ale jde taky o způsob slučování větví, který je dobré znát. Zkus si o tom dohledat informace.</text:p>
        </text:list-item>
      </text:list>
      <text:p text:style-name="Preformatted_20_Text">- <text:span text:style-name="T3">merge přidá změny v jedné větvi do druhé větve (sloučí je)</text:span></text:p>
      <text:p text:style-name="Preformatted_20_Text">- <text:span text:style-name="T3">rebase – změní upravenou větev tak, aby měla stejnou historii, jako master větev a pak se už jen dělají nové změny z této větve.</text:span></text:p>
      <text:p text:style-name="Preformatted_20_Text"/>
      <text:list text:continue-numbering="true" text:style-name="L1">
        <text:list-item>
          <text:p text:style-name="P1">Jaký je účel pull requestu a proč se používá?</text:p>
          <text:p text:style-name="P1">- <text:span text:style-name="T4">žádost o zařazení úpravy do kmenového projektu</text:span></text:p>
        </text:list-item>
      </text:list>
      <text:p text:style-name="Preformatted_20_Text"/>
      <text:p text:style-name="Preformatted_20_Text"/>
      <text:list text:continue-numbering="true" text:style-name="L1">
        <text:list-item>
          <text:p text:style-name="P1">Co znamená code review a jaký je jeho přínos?</text:p>
          <text:p text:style-name="P1">- <text:span text:style-name="T4">je to kontrola kodu jiným programátorem, pomáhá zamezit chybám</text:span></text:p>
        </text:list-item>
      </text:list>
      <text:p text:style-name="Preformatted_20_Text"/>
      <text:p text:style-name="Preformatted_20_Text"/>
      <text:list text:continue-numbering="true" text:style-name="L1">
        <text:list-item>
          <text:p text:style-name="P1">K čemu je soubor .gitignore ?</text:p>
        </text:list-item>
      </text:list>
      <text:p text:style-name="Preformatted_20_Text">- <text:span text:style-name="T5">je to soubor, který gitu řekne, které soubory nemá odesílat do hlavní větve a má je ignorovat – například programem vytvořené soubory, soubory s hesly a dočasné soubory</text:span></text:p>
      <text:p text:style-name="Preformatted_20_Text"/>
      <text:list text:continue-numbering="true" text:style-name="L1">
        <text:list-item>
          <text:p text:style-name="P1"><text:soft-page-break/>Co se stane, pokud přidáš do .gitignore soubor, který už je ve verzovací historii?</text:p>
          <text:p text:style-name="P1">- <text:span text:style-name="T4">zůstane stejný, nové změny se v něm neprojevý, pokud ho někdo změnil,</text:span></text:p>
        </text:list-item>
        <text:list-item>
          <text:p text:style-name="P1"/>
        </text:list-item>
        <text:list-item>
          <text:p text:style-name="P1">Proč je vhodné ignorovat logy, dočasné soubory editorů nebo sestavení?</text:p>
          <text:p text:style-name="P1">- <text:span text:style-name="T4">zbytečně by zabíraly prostor, také by bylo víc zápisů v historii</text:span></text:p>
          <text:p text:style-name="P1"/>
        </text:list-item>
        <text:list-item>
          <text:p text:style-name="P3">Jak se zapisují vzory do .gitignore? Uveď příklady pro:</text:p>
          <text:p text:style-name="P3">ignorování všech .log souborů - <text:span text:style-name="T4">*.log</text:span></text:p>
        </text:list-item>
      </text:list>
      <text:p text:style-name="P4"/>
      <text:list text:continue-numbering="true" text:style-name="L1">
        <text:list-header>
          <text:p text:style-name="P1">ignorování adresáře buil<text:span text:style-name="T4">d: build/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1T19:09:34.086445710</dc:date>
    <meta:editing-duration>PT2H12M54S</meta:editing-duration>
    <meta:editing-cycles>5</meta:editing-cycles>
    <meta:generator>LibreOffice/25.2.2.2$Linux_X86_64 LibreOffice_project/520$Build-2</meta:generator>
    <meta:document-statistic meta:table-count="0" meta:image-count="0" meta:object-count="0" meta:page-count="2" meta:paragraph-count="39" meta:word-count="502" meta:character-count="2774" meta:non-whitespace-character-count="2321"/>
  </office:meta>
</office:document-meta>
</file>